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c308a" officeooo:paragraph-rsid="00189633"/>
    </style:style>
    <style:style style:name="P2" style:family="paragraph" style:parent-style-name="Standard">
      <style:text-properties fo:font-weight="bold" officeooo:rsid="000c308a" officeooo:paragraph-rsid="00189633" style:font-weight-asian="bold" style:font-weight-complex="bold"/>
    </style:style>
    <style:style style:name="P3" style:family="paragraph" style:parent-style-name="Standard">
      <style:text-properties fo:font-weight="bold" officeooo:rsid="002c055a" officeooo:paragraph-rsid="002c055a" style:font-weight-asian="bold" style:font-weight-complex="bold"/>
    </style:style>
    <style:style style:name="P4" style:family="paragraph" style:parent-style-name="Standard">
      <style:text-properties fo:font-weight="bold" officeooo:rsid="003343c6" officeooo:paragraph-rsid="003343c6" style:font-weight-asian="bold" style:font-weight-complex="bold"/>
    </style:style>
    <style:style style:name="P5" style:family="paragraph" style:parent-style-name="Standard">
      <style:text-properties officeooo:rsid="000e016a" officeooo:paragraph-rsid="00189633"/>
    </style:style>
    <style:style style:name="P6" style:family="paragraph" style:parent-style-name="Standard">
      <style:text-properties officeooo:rsid="0019d77b" officeooo:paragraph-rsid="0019d77b"/>
    </style:style>
    <style:style style:name="P7" style:family="paragraph" style:parent-style-name="Standard">
      <style:text-properties fo:font-weight="normal" officeooo:rsid="00074eac" officeooo:paragraph-rsid="0019d77b" style:font-weight-asian="normal" style:font-weight-complex="normal"/>
    </style:style>
    <style:style style:name="P8" style:family="paragraph" style:parent-style-name="Standard">
      <style:text-properties fo:font-weight="normal" officeooo:rsid="001b354c" officeooo:paragraph-rsid="001b354c" style:font-weight-asian="normal" style:font-weight-complex="normal"/>
    </style:style>
    <style:style style:name="P9" style:family="paragraph" style:parent-style-name="Standard">
      <style:text-properties fo:font-weight="normal" officeooo:rsid="00227a10" officeooo:paragraph-rsid="00227a10" style:font-weight-asian="normal" style:font-weight-complex="normal"/>
    </style:style>
    <style:style style:name="P10" style:family="paragraph" style:parent-style-name="Standard">
      <style:text-properties fo:font-weight="normal" officeooo:rsid="00068061" officeooo:paragraph-rsid="00235ed8" style:font-weight-asian="normal" style:font-weight-complex="normal"/>
    </style:style>
    <style:style style:name="P11" style:family="paragraph" style:parent-style-name="Standard">
      <style:text-properties fo:font-weight="normal" officeooo:rsid="002db334" officeooo:paragraph-rsid="0030a683" style:font-weight-asian="normal" style:font-weight-complex="normal"/>
    </style:style>
    <style:style style:name="P12" style:family="paragraph" style:parent-style-name="Standard">
      <style:text-properties fo:font-weight="normal" officeooo:rsid="002db334" officeooo:paragraph-rsid="00381297" style:font-weight-asian="normal" style:font-weight-complex="normal"/>
    </style:style>
    <style:style style:name="P13" style:family="paragraph" style:parent-style-name="Standard">
      <style:text-properties fo:font-weight="normal" officeooo:rsid="0031faad" officeooo:paragraph-rsid="0031faad" style:font-weight-asian="normal" style:font-weight-complex="normal"/>
    </style:style>
    <style:style style:name="P14" style:family="paragraph" style:parent-style-name="Standard">
      <style:text-properties fo:font-weight="normal" officeooo:rsid="003343c6" officeooo:paragraph-rsid="003343c6" style:font-weight-asian="normal" style:font-weight-complex="normal"/>
    </style:style>
    <style:style style:name="P15" style:family="paragraph" style:parent-style-name="Standard">
      <style:text-properties fo:font-weight="normal" officeooo:rsid="003ca829" officeooo:paragraph-rsid="003ca829" style:font-weight-asian="normal" style:font-weight-complex="normal"/>
    </style:style>
    <style:style style:name="P16" style:family="paragraph" style:parent-style-name="Standard">
      <style:text-properties fo:font-weight="normal" officeooo:rsid="0042dd4c" officeooo:paragraph-rsid="0042dd4c" style:font-weight-asian="normal" style:font-weight-complex="normal"/>
    </style:style>
    <style:style style:name="P17" style:family="paragraph" style:parent-style-name="Standard">
      <style:text-properties officeooo:rsid="003f3fe6" officeooo:paragraph-rsid="003f3fe6"/>
    </style:style>
    <style:style style:name="P18" style:family="paragraph" style:parent-style-name="Standard">
      <style:text-properties fo:font-weight="normal" officeooo:rsid="0039e977" officeooo:paragraph-rsid="0030a683" style:font-weight-asian="normal" style:font-weight-complex="normal"/>
    </style:style>
    <style:style style:name="P19" style:family="paragraph" style:parent-style-name="Standard">
      <style:text-properties fo:font-weight="normal" officeooo:rsid="0030a683" officeooo:paragraph-rsid="0030a683" style:font-weight-asian="normal" style:font-weight-complex="normal"/>
    </style:style>
    <style:style style:name="P20" style:family="paragraph" style:parent-style-name="Standard">
      <style:text-properties fo:font-weight="normal" officeooo:rsid="00068061" officeooo:paragraph-rsid="0044a6f1" style:font-weight-asian="normal" style:font-weight-complex="normal"/>
    </style:style>
    <style:style style:name="P21" style:family="paragraph" style:parent-style-name="Standard">
      <style:text-properties fo:font-weight="normal" officeooo:rsid="0042dd4c" officeooo:paragraph-rsid="0044a6f1" style:font-weight-asian="normal" style:font-weight-complex="normal"/>
    </style:style>
    <style:style style:name="P22" style:family="paragraph" style:parent-style-name="Standard">
      <style:text-properties fo:font-weight="normal" officeooo:rsid="00074eac" officeooo:paragraph-rsid="0044a6f1" style:font-weight-asian="normal" style:font-weight-complex="normal"/>
    </style:style>
    <style:style style:name="P23" style:family="paragraph" style:parent-style-name="Standard">
      <style:text-properties fo:font-weight="normal" officeooo:rsid="001b354c" officeooo:paragraph-rsid="0044a6f1" style:font-weight-asian="normal" style:font-weight-complex="normal"/>
    </style:style>
    <style:style style:name="P24" style:family="paragraph" style:parent-style-name="Standard">
      <style:text-properties fo:font-weight="normal" officeooo:rsid="00227a10" officeooo:paragraph-rsid="0044a6f1" style:font-weight-asian="normal" style:font-weight-complex="normal"/>
    </style:style>
    <style:style style:name="P25" style:family="paragraph" style:parent-style-name="Standard">
      <style:text-properties fo:font-weight="normal" officeooo:rsid="003ca829" officeooo:paragraph-rsid="0044a6f1" style:font-weight-asian="normal" style:font-weight-complex="normal"/>
    </style:style>
    <style:style style:name="P26" style:family="paragraph" style:parent-style-name="Standard">
      <style:text-properties fo:font-weight="normal" officeooo:rsid="002db334" officeooo:paragraph-rsid="0044a6f1" style:font-weight-asian="normal" style:font-weight-complex="normal"/>
    </style:style>
    <style:style style:name="P27" style:family="paragraph" style:parent-style-name="Standard">
      <style:text-properties fo:font-weight="normal" officeooo:rsid="0031faad" officeooo:paragraph-rsid="0044a6f1" style:font-weight-asian="normal" style:font-weight-complex="normal"/>
    </style:style>
    <style:style style:name="P28" style:family="paragraph" style:parent-style-name="Standard">
      <style:text-properties fo:font-weight="normal" officeooo:rsid="003343c6" officeooo:paragraph-rsid="0044a6f1" style:font-weight-asian="normal" style:font-weight-complex="normal"/>
    </style:style>
    <style:style style:name="P29" style:family="paragraph" style:parent-style-name="Standard">
      <style:text-properties officeooo:rsid="000c308a" officeooo:paragraph-rsid="0044a6f1"/>
    </style:style>
    <style:style style:name="P30" style:family="paragraph" style:parent-style-name="Standard">
      <style:text-properties fo:font-weight="bold" officeooo:rsid="000c308a" officeooo:paragraph-rsid="0044a6f1" style:font-weight-asian="bold" style:font-weight-complex="bold"/>
    </style:style>
    <style:style style:name="P31" style:family="paragraph" style:parent-style-name="Standard">
      <style:text-properties fo:font-weight="bold" officeooo:rsid="002c055a" officeooo:paragraph-rsid="0044a6f1" style:font-weight-asian="bold" style:font-weight-complex="bold"/>
    </style:style>
    <style:style style:name="P32" style:family="paragraph" style:parent-style-name="Standard">
      <style:text-properties fo:font-weight="bold" officeooo:rsid="003343c6" officeooo:paragraph-rsid="0044a6f1" style:font-weight-asian="bold" style:font-weight-complex="bold"/>
    </style:style>
    <style:style style:name="P33" style:family="paragraph" style:parent-style-name="Standard">
      <style:text-properties officeooo:rsid="0019d77b" officeooo:paragraph-rsid="0044a6f1"/>
    </style:style>
    <style:style style:name="P34" style:family="paragraph" style:parent-style-name="Standard">
      <style:text-properties officeooo:rsid="000e016a" officeooo:paragraph-rsid="0044a6f1"/>
    </style:style>
    <style:style style:name="P35" style:family="paragraph" style:parent-style-name="Standard">
      <style:text-properties officeooo:rsid="003f3fe6" officeooo:paragraph-rsid="0044a6f1"/>
    </style:style>
    <style:style style:name="P36" style:family="paragraph" style:parent-style-name="Standard">
      <style:text-properties officeooo:paragraph-rsid="0044a6f1"/>
    </style:style>
    <style:style style:name="T1" style:family="text">
      <style:text-properties officeooo:rsid="000e016a"/>
    </style:style>
    <style:style style:name="T2" style:family="text">
      <style:text-properties fo:font-weight="bold" style:font-weight-asian="bold" style:font-weight-complex="bold"/>
    </style:style>
    <style:style style:name="T3" style:family="text">
      <style:text-properties fo:font-weight="bold" officeooo:rsid="00235ed8" style:font-weight-asian="bold" style:font-weight-complex="bold"/>
    </style:style>
    <style:style style:name="T4" style:family="text">
      <style:text-properties officeooo:rsid="00074eac"/>
    </style:style>
    <style:style style:name="T5" style:family="text">
      <style:text-properties officeooo:rsid="001c8de6"/>
    </style:style>
    <style:style style:name="T6" style:family="text">
      <style:text-properties officeooo:rsid="001fd4ad"/>
    </style:style>
    <style:style style:name="T7" style:family="text">
      <style:text-properties officeooo:rsid="00235ed8"/>
    </style:style>
    <style:style style:name="T8" style:family="text">
      <style:text-properties fo:font-weight="normal" style:font-weight-asian="normal" style:font-weight-complex="normal"/>
    </style:style>
    <style:style style:name="T9" style:family="text">
      <style:text-properties fo:font-weight="normal" officeooo:rsid="003343c6" style:font-weight-asian="normal" style:font-weight-complex="normal"/>
    </style:style>
    <style:style style:name="T10" style:family="text">
      <style:text-properties fo:font-weight="normal" officeooo:rsid="003f52bd" style:font-weight-asian="normal" style:font-weight-complex="normal"/>
    </style:style>
    <style:style style:name="T11" style:family="text">
      <style:text-properties fo:font-weight="normal" officeooo:rsid="0040e18b" style:font-weight-asian="normal" style:font-weight-complex="normal"/>
    </style:style>
    <style:style style:name="T12" style:family="text">
      <style:text-properties officeooo:rsid="00249ba9"/>
    </style:style>
    <style:style style:name="T13" style:family="text">
      <style:text-properties officeooo:rsid="00265708"/>
    </style:style>
    <style:style style:name="T14" style:family="text">
      <style:text-properties officeooo:rsid="0027c9db"/>
    </style:style>
    <style:style style:name="T15" style:family="text">
      <style:text-properties officeooo:rsid="002c9a06"/>
    </style:style>
    <style:style style:name="T16" style:family="text">
      <style:text-properties officeooo:rsid="003070d1"/>
    </style:style>
    <style:style style:name="T17" style:family="text">
      <style:text-properties officeooo:rsid="0030a683"/>
    </style:style>
    <style:style style:name="T18" style:family="text">
      <style:text-properties officeooo:rsid="003343c6"/>
    </style:style>
    <style:style style:name="T19" style:family="text">
      <style:text-properties style:text-position="super 58%" fo:font-style="italic" fo:font-weight="normal" officeooo:rsid="003343c6" style:font-style-asian="italic" style:font-weight-asian="normal" style:font-style-complex="italic" style:font-weight-complex="normal"/>
    </style:style>
    <style:style style:name="T20" style:family="text">
      <style:text-properties style:text-position="super 58%" fo:font-style="normal" fo:font-weight="normal" officeooo:rsid="0034542c" style:font-style-asian="normal" style:font-weight-asian="normal" style:font-style-complex="normal" style:font-weight-complex="normal"/>
    </style:style>
    <style:style style:name="T21" style:family="text">
      <style:text-properties style:text-position="0% 100%" fo:font-weight="normal" officeooo:rsid="003343c6" style:font-weight-asian="normal" style:font-weight-complex="normal"/>
    </style:style>
    <style:style style:name="T22" style:family="text">
      <style:text-properties fo:font-style="italic" style:font-style-asian="italic" style:font-style-complex="italic"/>
    </style:style>
    <style:style style:name="T23" style:family="text">
      <style:text-properties fo:font-style="italic" fo:font-weight="normal" officeooo:rsid="003343c6" style:font-style-asian="italic" style:font-weight-asian="normal" style:font-style-complex="italic" style:font-weight-complex="normal"/>
    </style:style>
    <style:style style:name="T24" style:family="text">
      <style:text-properties fo:font-style="normal" fo:font-weight="normal" officeooo:rsid="003343c6" style:font-style-asian="normal" style:font-weight-asian="normal" style:font-style-complex="normal" style:font-weight-complex="normal"/>
    </style:style>
    <style:style style:name="T25" style:family="text">
      <style:text-properties fo:font-style="normal" fo:font-weight="normal" officeooo:rsid="0034542c" style:font-style-asian="normal" style:font-weight-asian="normal" style:font-style-complex="normal" style:font-weight-complex="normal"/>
    </style:style>
    <style:style style:name="T26" style:family="text">
      <style:text-properties officeooo:rsid="00381297"/>
    </style:style>
    <style:style style:name="T27" style:family="text">
      <style:text-properties officeooo:rsid="0039e977"/>
    </style:style>
    <style:style style:name="T28" style:family="text">
      <style:text-properties officeooo:rsid="003d4e04"/>
    </style:style>
    <style:style style:name="T29" style:family="text">
      <style:text-properties officeooo:rsid="003e0fe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Intro</text:p>
      <text:p text:style-name="P29"><text:tab/></text:p>
      <text:p text:style-name="P29"><text:span text:style-name="T2">1: Describe both methods</text:span> – <text:span text:style-name="T1">each describe one</text:span></text:p>
      <text:p text:style-name="P33">GREG:</text:p>
      <text:p text:style-name="P20">The <text:span text:style-name="T16">w</text:span>aterfall <text:span text:style-name="T6">model</text:span> takes a sequential approach to software design. Software is designed in steps (usually being requirements, design, implementation, testing, installation, and maintenance). <text:span text:style-name="T3">Add short explanation of the steps.</text:span></text:p>
      <text:p text:style-name="P21">You begin through requirements elicitation to discover what resources the project needs to be successful or if the project is achievable. Design and then implement the design and test the software to discover bugs or errors. If testing is successful the software is installed so the customer can begin using it and maintained throughout the its life cycle. If testing results in a failure we go back to the first step to re-discover and re-define our project requirements.</text:p>
      <text:p text:style-name="P20"><text:span text:style-name="T7">E</text:span>ach step must be completed before the developers can move on to the <text:span text:style-name="T4">following step and once a new step has been reached a developer cannot go back to the previous step and make any changes. One of the reasons for this is because the Waterfall model stresses planning and strict documentation. Any changes to a previous step can only be accomplished by going back to the beginning of the waterfall and starting the design process over again.</text:span></text:p>
      <text:p text:style-name="P22">As the <text:span text:style-name="T16">w</text:span>aterfall model follows a strict design and end date, the <text:span text:style-name="T6">model</text:span> would be useful for a developer when the client has a specific picture of how the software needs to be and built within a specific time frame.</text:p>
      <text:p text:style-name="P29"/>
      <text:p text:style-name="P34">AGILE: <text:span text:style-name="T2">Joel</text:span></text:p>
      <text:p text:style-name="P34"><text:tab/>group software development</text:p>
      <text:p text:style-name="P34"><text:tab/>Key points:</text:p>
      <text:p text:style-name="P34"><text:tab/><text:tab/>individuals and interactions over processes and tools</text:p>
      <text:p text:style-name="P34"><text:tab/><text:tab/>Working Software over comprehensive documentation</text:p>
      <text:p text:style-name="P34"><text:tab/><text:tab/>Customer collaboration over contract negotiation</text:p>
      <text:p text:style-name="P34"><text:tab/><text:tab/>Responding to change over following a plan</text:p>
      <text:p text:style-name="P34"><text:tab/>begin by defining a few requirements and begin building those out. As you code test your work. After a short amount of time review each others work and get feedback from the customer to make sure that you are still on track to deliver something that the people want. Record and incorporate changes, redefine any differences in requirements and continue coding.</text:p>
      <text:p text:style-name="P34"><text:tab/>Agile is built off of incremental tasks and short time frames to complete each task. The project also needs to be adaptable, things are built with the ability to be expanded upon at a later point as the customer may want different functionality down the line.</text:p>
      <text:p text:style-name="P34"><text:tab/>Used with a small group usually, this allows the group to meet more often for a shorter amount of time </text:p>
      <text:p text:style-name="P30">2:Similarities - <text:span text:style-name="T1">Joel</text:span></text:p>
      <text:p text:style-name="P29"><text:tab/>Similar stages in development although stages are revisited in Agile</text:p>
      <text:p text:style-name="P29"><text:tab/>Share the same goal</text:p>
      <text:p text:style-name="P29"><text:tab/></text:p>
      <text:p text:style-name="P30">3:Differences – <text:span text:style-name="T1">Greg</text:span></text:p>
      <text:p text:style-name="P30"/>
      <text:p text:style-name="P23">One key difference between the two <text:span text:style-name="T6">models</text:span> <text:span text:style-name="T5">is how feedback is utilized. Due to the linearity of development the waterfall model does not allow for a change in requirements because no feedback is given or provides no guidance on how the feedback can be addressed. For example, if an unexpected problem occurs during development (such as losing development personnel) there may be limited resources or a plan in place to mitigate the problem. The Agile model provides a solution to this.</text:span></text:p>
      <text:p text:style-name="P24">As work is done in sprints <text:span text:style-name="T15">in the agile model</text:span>, at the end of each sprint the project priorities can be evaluated taking into account feedback from the development team <text:span text:style-name="T12">(such as through continuous integration) </text:span>and the customer before the next sprint is acted upon. This <text:span text:style-name="T14">model</text:span> allows the customer <text:soft-page-break/>to have a product that suits their evolving needs and <text:span text:style-name="T13">is </text:span>fit for purpose.</text:p>
      <text:p text:style-name="P24"/>
      <text:p text:style-name="P25">Another key difference is <text:span text:style-name="T28">the </text:span>sequential <text:span text:style-name="T28">and</text:span> iterative approach to software development. <text:span text:style-name="T29">With a sequential approach the completed date of a project cannot be changed until the latter stages of development. With the agile model the end date can be assessed after each sprint increasing uncertainty for when the project will be completed.</text:span></text:p>
      <text:p text:style-name="P35"><text:span text:style-name="T8">Developing software in a sequential style also means that the project needs to be heavily documented to foresee any potential delays and agree on </text:span><text:span text:style-name="T10">a completion date for </text:span><text:span text:style-name="T8">the customer. </text:span><text:span text:style-name="T11">The more planning involved it is easier to guesstimate how long the project will take.</text:span></text:p>
      <text:p text:style-name="P29"/>
      <text:p text:style-name="P29">AGILE</text:p>
      <text:p text:style-name="P29"><text:tab/>Constant customer feedback so you know what they are looking for and if you're hitting the mark</text:p>
      <text:p text:style-name="P29"><text:tab/>More team based</text:p>
      <text:p text:style-name="P29"><text:tab/>More testing and communication </text:p>
      <text:p text:style-name="P29"/>
      <text:p text:style-name="P30">Conclusion</text:p>
      <text:p text:style-name="P31"/>
      <text:p text:style-name="P26"><text:span text:style-name="T27">In choosing which model to use for a software project you need to take into account a number of factors. If an organization feels that technology and business markets are changing rapidly and that software development should match this trend then the Agile model should be chosen for a project as agile is better for larger teams and customer who having evolving needs.</text:span></text:p>
      <text:p text:style-name="P27">Although, if requirements will remain unchanged throughout the project or the project is very simple <text:span text:style-name="T27">or has groups which do not overlap </text:span>then the waterfall model would be more suitable. <text:span text:style-name="T18">Also, for those new to software development the waterfall model may be easier to understand and “often teams feel more comfortable with this approach” (Bowes, 2014). This argument is supported by VersionOne (2014) who discovered that the barrier to further agile development in companies are the “inability to change organizational culture”.</text:span></text:p>
      <text:p text:style-name="P26"><text:span text:style-name="T17">However, usually software projects are not simple and the most used model seems to be agile according to VersionOne as 88% of respondents to their survey said their organisation were practising agile development up from 80% in 2011.</text:span></text:p>
      <text:p text:style-name="P26"><text:span text:style-name="T26">Therefore it can be argued that both models have their strengths and weaknesses and c</text:span>hoosing which model is the right one for a project should be based on the context of the project.</text:p>
      <text:p text:style-name="P26"/>
      <text:p text:style-name="P32">Bibliography</text:p>
      <text:p text:style-name="P32"/>
      <text:p text:style-name="P28">Bowes, J. (2014). <text:span text:style-name="T22">Agile vs Waterfall - Comparing project management methods.</text:span> [online] Manifesto. Available at: http://manifesto.co.uk/agile-vs-waterfall-comparing-project-management-methodologies/ [Accessed 24 Oct. 2015].</text:p>
      <text:p text:style-name="P28"/>
      <text:p text:style-name="P36"><text:span text:style-name="T9">VersionOne (2014). </text:span><text:span text:style-name="T23">8</text:span><text:span text:style-name="T19">th</text:span><text:span text:style-name="T23"> Annual State of Agile Survey </text:span><text:span text:style-name="T24">[pdf]. </text:span><text:span text:style-name="T25">Available at: https://www.versionone.com/pdf/2013-state-of-agile-survey.pdf</text:span><text:span text:style-name="T25"> [Accessed 24</text:span><text:span text:style-name="T20">th</text:span><text:span text:style-name="T25"> Oct. 20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0-24T14:14:23.454174744</dc:date>
    <meta:generator>LibreOffice/4.2.8.2$Linux_X86_64 LibreOffice_project/420m0$Build-2</meta:generator>
    <dc:creator>G. Allen</dc:creator>
    <meta:editing-duration>PT2H5M2S</meta:editing-duration>
    <meta:editing-cycles>47</meta:editing-cycles>
    <meta:document-statistic meta:table-count="0" meta:image-count="0" meta:object-count="0" meta:page-count="2" meta:paragraph-count="39" meta:word-count="933" meta:character-count="5832" meta:non-whitespace-character-count="4912"/>
  </office:meta>
</office:document-meta>
</file>